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2413" officeooo:paragraph-rsid="001b24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jali testing</text:p>
      <text:p text:style-name="P1">devops</text:p>
      <text:p text:style-name="P1">Devo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13:45:35.043065581</meta:creation-date>
    <dc:date>2020-05-09T13:46:23.271111765</dc:date>
    <meta:editing-duration>PT52S</meta:editing-duration>
    <meta:editing-cycles>1</meta:editing-cycles>
    <meta:document-statistic meta:table-count="0" meta:image-count="0" meta:object-count="0" meta:page-count="1" meta:paragraph-count="3" meta:word-count="4" meta:character-count="26" meta:non-whitespace-character-count="25"/>
    <meta:generator>LibreOffice/6.0.7.3$Linux_X86_64 LibreOffice_project/00m0$Build-3</meta:generator>
  </office:meta>
</office:document-meta>
</file>